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042b1" officeooo:paragraph-rsid="000042b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5pt" officeooo:rsid="000042b1" officeooo:paragraph-rsid="000042b1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5pt" officeooo:rsid="000042b1" officeooo:paragraph-rsid="000042b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officeooo:rsid="000042b1" officeooo:paragraph-rsid="000042b1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language="uk" fo:country="UA" officeooo:rsid="000042b1" officeooo:paragraph-rsid="000042b1" style:font-size-asian="15pt" style:font-size-complex="15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на робота №1</text:p>
      <text:p text:style-name="P2">Проектування <text:span text:style-name="T1">IC</text:span></text:p>
      <text:p text:style-name="P2">Розробити модель ІС кафе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 <text:s text:c="38"/></text:p>
      <text:p text:style-name="P3">Котасов Олександр Сергійович</text:p>
      <text:p text:style-name="P3"><text:s text:c="9"/>ІСД-22 <text:s text:c="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1.Попередні зауваження до проекту </text:p>
      <text:p text:style-name="P2">1.1.Цілі і рамки проекту</text:p>
      <text:p text:style-name="P4">Мета проекту створити інформаційну систему для автоматизації кафе.Завдяки цьому інформаційна система допоможе в управлінні замовленнями, облік товарів.</text:p>
      <text:p text:style-name="P2">1.2.Діловий контекст</text:p>
      <text:p text:style-name="P4">Сучасне кафе потребує швидку обробку замовлення тож за допомогою ІС можна автоматизувати цейпоцес для підвищення якостіобслуговування</text:p>
      <text:p text:style-name="P2">1.3.Участники проекту</text:p>
      <text:p text:style-name="P4">Замовник — Котасов Олександр</text:p>
      <text:p text:style-name="P4">Розробники —Котасов Олександ,Моціяка Денис , Вовченко Дмитро</text:p>
      <text:p text:style-name="P4">Стейкхолдер — Моціяка Денис</text:p>
      <text:p text:style-name="P2">1.4.Ідеї щодо рішень</text:p>
      <text:p text:style-name="P2">Програма повинна бути реалізована у вигляді мобільного додатку(або веб-додаток)</text:p>
      <text:p text:style-name="P2">2.Системні сервіси</text:p>
      <text:p text:style-name="P2">2.1. Рамки системи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042b1" officeooo:paragraph-rsid="000042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Київ —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53:21.506000000</meta:creation-date>
    <dc:date>2024-09-24T14:29:46.612000000</dc:date>
    <meta:editing-duration>PT36M26S</meta:editing-duration>
    <meta:editing-cycles>1</meta:editing-cycles>
    <meta:document-statistic meta:table-count="0" meta:image-count="0" meta:object-count="0" meta:page-count="2" meta:paragraph-count="20" meta:word-count="91" meta:character-count="833" meta:non-whitespace-character-count="668"/>
    <meta:generator>LibreOffice/7.5.2.2$Windows_X86_64 LibreOffice_project/53bb9681a964705cf672590721dbc85eb4d0c3a2</meta:generator>
  </office:meta>
</office:document-meta>
</file>